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92a4" officeooo:paragraph-rsid="001092a4"/>
    </style:style>
    <style:style style:name="P2" style:family="paragraph" style:parent-style-name="Standard">
      <style:text-properties fo:font-weight="bold" officeooo:rsid="001092a4" officeooo:paragraph-rsid="001092a4" style:font-weight-asian="bold" style:font-weight-complex="bold"/>
    </style:style>
    <style:style style:name="P3" style:family="paragraph" style:parent-style-name="Standard">
      <style:text-properties fo:font-weight="bold" officeooo:rsid="0011ab19" officeooo:paragraph-rsid="0011ab19" style:font-weight-asian="bold" style:font-weight-complex="bold"/>
    </style:style>
    <style:style style:name="P4" style:family="paragraph" style:parent-style-name="Standard">
      <style:text-properties fo:font-weight="normal" officeooo:rsid="001092a4" officeooo:paragraph-rsid="001092a4" style:font-weight-asian="normal" style:font-weight-complex="normal"/>
    </style:style>
    <style:style style:name="P5" style:family="paragraph" style:parent-style-name="Standard">
      <style:text-properties fo:font-weight="normal" officeooo:rsid="0011ab19" officeooo:paragraph-rsid="0011ab19" style:font-weight-asian="normal" style:font-weight-complex="normal"/>
    </style:style>
    <style:style style:name="T1" style:family="text">
      <style:text-properties officeooo:rsid="0011ab1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envenido de nuevo, en esta ocasión veremos el ultimo tema al momento de manipular expresiones algebraicas, y por supuesto es la división, pues este la división no es tan sencilla como las demás operaciones, ya lo veremos, sin embargo no es nada de que preocuparse, si recuerdas como dividir números por el método de división larga entonces no tendrás problema alguno, vamos a dar un pequeño recordatorio de como es se tiene un dividendo aquí como hablaremos de polinomios lo llamaremos P(x) hay un divisor que llamaremos Q(x) un cociente llamemos lo C(x). y se expresan de la siguiente manera. </text:p>
      <text:p text:style-name="P1"><text:tab/><text:tab/><text:tab/><text:tab/>P(x)/Q(x)=C(x)</text:p>
      <text:p text:style-name="P2">NOTA ESCRIBIR LO MISMO PERO EN <text:span text:style-name="T1">NOTACIÓN</text:span> DE <text:span text:style-name="T1">DIVISIÓN</text:span> CON CASITA</text:p>
      <text:p text:style-name="P2"/>
      <text:p text:style-name="P4">Esto si la división es exacta si no pues no quedara un residuo que llamaremos R(x), y entonces se expresa <text:span text:style-name="T1">así</text:span></text:p>
      <text:p text:style-name="P4"><text:tab/><text:tab/><text:tab/><text:tab/>P(x)/Q(x)=C(x)+R(x)/C(x)</text:p>
      <text:p text:style-name="P4"/>
      <text:p text:style-name="P4"><text:span text:style-name="T1">así</text:span> que a continuación <text:span text:style-name="T1">daré</text:span> una serie de pasos para resolver cualquier <text:span text:style-name="T1">división</text:span> de polinomios. </text:p>
      <text:p text:style-name="P4"/>
      <text:p text:style-name="P4">Paso 1. Arreglar tanto el dividendo como el divisor con orden de potencias descendentes <text:span text:style-name="T1">de una variable en común, dejando un espacio para cualquier potencia faltante, de la variable en el dividendo.</text:span></text:p>
      <text:p text:style-name="P4"/>
      <text:p text:style-name="P5">Paso 2.Dividir el primer término del dividendo por el primer término del divisor. Esto nos dará como resultado el primer término del cociente.</text:p>
      <text:p text:style-name="P5"/>
      <text:p text:style-name="P5">Paso 3.Multiplicar el divisor por el primer término del cociente y sustraer del resultado al dividendo. </text:p>
      <text:p text:style-name="P5"/>
      <text:p text:style-name="P5">Paso 4.Considerar al resultado en el paso anterior como el nuevo dividendo y repetir los pasos 2 y 3 para determinar el segundo término del cociente.</text:p>
      <text:p text:style-name="P5"/>
      <text:p text:style-name="P5">Paso 5.Continuar con el proceso hasta que se obtenga un residuo que sea cero o de grado menor que el grado del divisor. </text:p>
      <text:p text:style-name="P5"/>
      <text:p text:style-name="P5">Para aclarar estos pasos son una manera descriptiva, de como resolver las divisiones, no son necesarios aprendértelos ya veras que con algo de practica no necesitaras de ellos, tomalos como una ayuda para comenzar solamente, y por eso te los dejo como un archivo aparte para que puedas traerlo en tu celular o en donde gustes. Vamos a ver algunos ejemplos</text:p>
      <text:p text:style-name="P5"/>
      <text:p text:style-name="P3">DAR LOS EJEMPLOS A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2:12:17.506000000</meta:creation-date>
    <dc:date>2019-04-18T12:31:42.252000000</dc:date>
    <meta:editing-duration>PT8M34S</meta:editing-duration>
    <meta:editing-cycles>1</meta:editing-cycles>
    <meta:document-statistic meta:table-count="0" meta:image-count="0" meta:object-count="0" meta:page-count="1" meta:paragraph-count="13" meta:word-count="335" meta:character-count="1999" meta:non-whitespace-character-count="1665"/>
    <meta:generator>LibreOffice/6.1.1.2$Windows_X86_64 LibreOffice_project/5d19a1bfa650b796764388cd8b33a5af1f5baa1b</meta:generator>
  </office:meta>
</office:document-meta>
</file>